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5.145cm"/>
    </style:style>
    <style:style style:name="co3" style:family="table-column">
      <style:table-column-properties fo:break-before="auto" style:column-width="7.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Header</text:p>
          </table:table-cell>
          <table:table-cell table:style-name="ce1" office:value-type="string">
            <text:p>Valori</text:p>
          </table:table-cell>
          <table:table-cell table:style-name="ce1" office:value-type="string">
            <text:p>Comando R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>
            <text:p>Trade_number</text:p>
          </table:table-cell>
          <table:table-cell office:value-type="float" office:value="1">
            <text:p>1</text:p>
          </table:table-cell>
          <table:table-cell table:formula="of:=CONCATENATE([.A3];&quot; = &quot;;IF([.B3]=&quot;&quot;;&quot;NA,&quot;;IF(ISNUMBER([.B3]);CONCATENATE([.B3];&quot;,&quot;);CONCATENATE(&quot;&quot;&quot;&quot;;[.B3];&quot;&quot;&quot;&quot;;&quot;,&quot;))))" office:value-type="string" office:string-value="Trade_number = 1,">
            <text:p>Trade_number = 1,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rtfolio</text:p>
          </table:table-cell>
          <table:table-cell office:value-type="string">
            <text:p>GLOBAL EQUITY</text:p>
          </table:table-cell>
          <table:table-cell table:formula="of:=CONCATENATE([.A4];&quot; = &quot;;IF([.B4]=&quot;&quot;;&quot;NA,&quot;;IF(ISNUMBER([.B4]);CONCATENATE([.B4];&quot;,&quot;);CONCATENATE(&quot;&quot;&quot;&quot;;[.B4];&quot;&quot;&quot;&quot;;&quot;,&quot;))))" office:value-type="string" office:string-value="Portfolio = &quot;GLOBAL EQUITY&quot;,">
            <text:p>Portfolio = "GLOBAL EQUITY",</text:p>
          </table:table-cell>
          <table:table-cell table:number-columns-repeated="2" office:value-type="string">
            <text:p>GLOBAL EQUITY</text:p>
          </table:table-cell>
        </table:table-row>
        <table:table-row table:style-name="ro1">
          <table:table-cell office:value-type="string">
            <text:p>Buy_Sell</text:p>
          </table:table-cell>
          <table:table-cell office:value-type="string">
            <text:p>Buy</text:p>
          </table:table-cell>
          <table:table-cell table:formula="of:=CONCATENATE([.A5];&quot; = &quot;;IF([.B5]=&quot;&quot;;&quot;NA,&quot;;IF(ISNUMBER([.B5]);CONCATENATE([.B5];&quot;,&quot;);CONCATENATE(&quot;&quot;&quot;&quot;;[.B5];&quot;&quot;&quot;&quot;;&quot;,&quot;))))" office:value-type="string" office:string-value="Buy_Sell = &quot;Buy&quot;,">
            <text:p>Buy_Sell = "Buy",</text:p>
          </table:table-cell>
          <table:table-cell table:number-columns-repeated="2" office:value-type="string">
            <text:p>Buy</text:p>
          </table:table-cell>
        </table:table-row>
        <table:table-row table:style-name="ro1">
          <table:table-cell office:value-type="string">
            <text:p>Id_Bloomberg</text:p>
          </table:table-cell>
          <table:table-cell office:value-type="string">
            <text:p>nesnvx 2 08/05/13 corp</text:p>
          </table:table-cell>
          <table:table-cell table:formula="of:=CONCATENATE([.A6];&quot; = &quot;;IF([.B6]=&quot;&quot;;&quot;NA,&quot;;IF(ISNUMBER([.B6]);CONCATENATE([.B6];&quot;,&quot;);CONCATENATE(&quot;&quot;&quot;&quot;;[.B6];&quot;&quot;&quot;&quot;;&quot;,&quot;))))" office:value-type="string" office:string-value="Id_Bloomberg = &quot;nesnvx 2 08/05/13 corp&quot;,">
            <text:p>Id_Bloomberg = "nesnvx 2 08/05/13 corp",</text:p>
          </table:table-cell>
          <table:table-cell office:value-type="string">
            <text:p>eib 01/09/15 corp</text:p>
          </table:table-cell>
          <table:table-cell office:value-type="string">
            <text:p>nedwbk 4 03/12/13 corp</text:p>
          </table:table-cell>
        </table:table-row>
        <table:table-row table:style-name="ro1">
          <table:table-cell office:value-type="string">
            <text:p>Security_name</text:p>
          </table:table-cell>
          <table:table-cell office:value-type="string">
            <text:p>NESTLE FINANCE INTL LTD</text:p>
          </table:table-cell>
          <table:table-cell table:formula="of:=CONCATENATE([.A7];&quot; = &quot;;IF([.B7]=&quot;&quot;;&quot;NA,&quot;;IF(ISNUMBER([.B7]);CONCATENATE([.B7];&quot;,&quot;);CONCATENATE(&quot;&quot;&quot;&quot;;[.B7];&quot;&quot;&quot;&quot;;&quot;,&quot;))))" office:value-type="string" office:string-value="Security_name = &quot;NESTLE FINANCE INTL LTD&quot;,">
            <text:p>Security_name = "NESTLE FINANCE INTL LTD",</text:p>
          </table:table-cell>
          <table:table-cell office:value-type="string">
            <text:p>EUROPEAN INVESTMENT BANK</text:p>
          </table:table-cell>
          <table:table-cell office:value-type="string">
            <text:p>NEDER WATERSCHAPSBANK</text:p>
          </table:table-cell>
        </table:table-row>
        <table:table-row table:style-name="ro1">
          <table:table-cell office:value-type="string">
            <text:p>Currency</text:p>
          </table:table-cell>
          <table:table-cell office:value-type="string">
            <text:p>CHF</text:p>
          </table:table-cell>
          <table:table-cell table:formula="of:=CONCATENATE([.A8];&quot; = &quot;;IF([.B8]=&quot;&quot;;&quot;NA,&quot;;IF(ISNUMBER([.B8]);CONCATENATE([.B8];&quot;,&quot;);CONCATENATE(&quot;&quot;&quot;&quot;;[.B8];&quot;&quot;&quot;&quot;;&quot;,&quot;))))" office:value-type="string" office:string-value="Currency = &quot;CHF&quot;,">
            <text:p>Currency = "CHF",</text:p>
          </table:table-cell>
          <table:table-cell table:number-columns-repeated="2" office:value-type="string">
            <text:p>EUR</text:p>
          </table:table-cell>
        </table:table-row>
        <table:table-row table:style-name="ro1">
          <table:table-cell office:value-type="string">
            <text:p>Security_type</text:p>
          </table:table-cell>
          <table:table-cell office:value-type="string">
            <text:p>Bond</text:p>
          </table:table-cell>
          <table:table-cell table:formula="of:=CONCATENATE([.A9];&quot; = &quot;;IF([.B9]=&quot;&quot;;&quot;NA,&quot;;IF(ISNUMBER([.B9]);CONCATENATE([.B9];&quot;,&quot;);CONCATENATE(&quot;&quot;&quot;&quot;;[.B9];&quot;&quot;&quot;&quot;;&quot;,&quot;))))" office:value-type="string" office:string-value="Security_type = &quot;Bond&quot;,">
            <text:p>Security_type = "Bond",</text:p>
          </table:table-cell>
          <table:table-cell table:number-columns-repeated="2" office:value-type="string">
            <text:p>Bond</text:p>
          </table:table-cell>
        </table:table-row>
        <table:table-row table:style-name="ro1">
          <table:table-cell office:value-type="string">
            <text:p>Broker</text:p>
          </table:table-cell>
          <table:table-cell office:value-type="string">
            <text:p>UBS</text:p>
          </table:table-cell>
          <table:table-cell table:formula="of:=CONCATENATE([.A10];&quot; = &quot;;IF([.B10]=&quot;&quot;;&quot;NA,&quot;;IF(ISNUMBER([.B10]);CONCATENATE([.B10];&quot;,&quot;);CONCATENATE(&quot;&quot;&quot;&quot;;[.B10];&quot;&quot;&quot;&quot;;&quot;,&quot;))))" office:value-type="string" office:string-value="Broker = &quot;UBS&quot;,">
            <text:p>Broker = "UBS",</text:p>
          </table:table-cell>
          <table:table-cell table:number-columns-repeated="2" office:value-type="string">
            <text:p>UBS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float" office:value="200000">
            <text:p>200000</text:p>
          </table:table-cell>
          <table:table-cell table:formula="of:=CONCATENATE([.A11];&quot; = &quot;;IF([.B11]=&quot;&quot;;&quot;NA,&quot;;IF(ISNUMBER([.B11]);CONCATENATE([.B11];&quot;,&quot;);CONCATENATE(&quot;&quot;&quot;&quot;;[.B11];&quot;&quot;&quot;&quot;;&quot;,&quot;))))" office:value-type="string" office:string-value="Quantity = 200000,">
            <text:p>Quantity = 200000,</text:p>
          </table:table-cell>
          <table:table-cell table:number-columns-repeated="2" office:value-type="float" office:value="250000">
            <text:p>250000</text:p>
          </table:table-cell>
        </table:table-row>
        <table:table-row table:style-name="ro1">
          <table:table-cell office:value-type="string">
            <text:p>ISIN_Ticker</text:p>
          </table:table-cell>
          <table:table-cell office:value-type="string">
            <text:p>CH0049524041</text:p>
          </table:table-cell>
          <table:table-cell table:formula="of:=CONCATENATE([.A12];&quot; = &quot;;IF([.B12]=&quot;&quot;;&quot;NA,&quot;;IF(ISNUMBER([.B12]);CONCATENATE([.B12];&quot;,&quot;);CONCATENATE(&quot;&quot;&quot;&quot;;[.B12];&quot;&quot;&quot;&quot;;&quot;,&quot;))))" office:value-type="string" office:string-value="ISIN_Ticker = &quot;CH0049524041&quot;,">
            <text:p>ISIN_Ticker = "CH0049524041",</text:p>
          </table:table-cell>
          <table:table-cell office:value-type="string">
            <text:p>XS0439139998</text:p>
          </table:table-cell>
          <table:table-cell office:value-type="string">
            <text:p>XS0163939753</text:p>
          </table:table-cell>
        </table:table-row>
        <table:table-row table:style-name="ro1">
          <table:table-cell office:value-type="string">
            <text:p>Rating</text:p>
          </table:table-cell>
          <table:table-cell office:value-type="string">
            <text:p>AA</text:p>
          </table:table-cell>
          <table:table-cell table:formula="of:=CONCATENATE([.A13];&quot; = &quot;;IF([.B13]=&quot;&quot;;&quot;NA,&quot;;IF(ISNUMBER([.B13]);CONCATENATE([.B13];&quot;,&quot;);CONCATENATE(&quot;&quot;&quot;&quot;;[.B13];&quot;&quot;&quot;&quot;;&quot;,&quot;))))" office:value-type="string" office:string-value="Rating = &quot;AA&quot;,">
            <text:p>Rating = "AA",</text:p>
          </table:table-cell>
          <table:table-cell table:number-columns-repeated="2" office:value-type="string">
            <text:p>AAA</text:p>
          </table:table-cell>
        </table:table-row>
        <table:table-row table:style-name="ro1">
          <table:table-cell office:value-type="string">
            <text:p>Maturity_Expiry</text:p>
          </table:table-cell>
          <table:table-cell office:value-type="float" office:value="41491">
            <text:p>41491</text:p>
          </table:table-cell>
          <table:table-cell table:formula="of:=CONCATENATE([.A14];&quot; = &quot;;IF([.B14]=&quot;&quot;;&quot;NA,&quot;;IF(ISNUMBER([.B14]);CONCATENATE([.B14];&quot;,&quot;);CONCATENATE(&quot;&quot;&quot;&quot;;[.B14];&quot;&quot;&quot;&quot;;&quot;,&quot;))))" office:value-type="string" office:string-value="Maturity_Expiry = 41491,">
            <text:p>Maturity_Expiry = 41491,</text:p>
          </table:table-cell>
          <table:table-cell office:value-type="float" office:value="42013">
            <text:p>42013</text:p>
          </table:table-cell>
          <table:table-cell office:value-type="float" office:value="41345">
            <text:p>41345</text:p>
          </table:table-cell>
        </table:table-row>
        <table:table-row table:style-name="ro1">
          <table:table-cell office:value-type="string">
            <text:p>Accrued_interests</text:p>
          </table:table-cell>
          <table:table-cell office:value-type="float" office:value="0.57777778">
            <text:p>0.57777778</text:p>
          </table:table-cell>
          <table:table-cell table:formula="of:=CONCATENATE([.A15];&quot; = &quot;;IF([.B15]=&quot;&quot;;&quot;NA,&quot;;IF(ISNUMBER([.B15]);CONCATENATE([.B15];&quot;,&quot;);CONCATENATE(&quot;&quot;&quot;&quot;;[.B15];&quot;&quot;&quot;&quot;;&quot;,&quot;))))" office:value-type="string" office:string-value="Accrued_interests = 0.57777778,">
            <text:p>Accrued_interests = 0.57777778,</text:p>
          </table:table-cell>
          <table:table-cell office:value-type="float" office:value="0.04726389">
            <text:p>0.04726389</text:p>
          </table:table-cell>
          <table:table-cell office:value-type="float" office:value="2.76164384">
            <text:p>2.76164384</text:p>
          </table:table-cell>
        </table:table-row>
        <table:table-row table:style-name="ro1">
          <table:table-cell office:value-type="string">
            <text:p>Delivery_date</text:p>
          </table:table-cell>
          <table:table-cell/>
          <table:table-cell table:formula="of:=CONCATENATE([.A16];&quot; = &quot;;IF([.B16]=&quot;&quot;;&quot;NA,&quot;;IF(ISNUMBER([.B16]);CONCATENATE([.B16];&quot;,&quot;);CONCATENATE(&quot;&quot;&quot;&quot;;[.B16];&quot;&quot;&quot;&quot;;&quot;,&quot;))))" office:value-type="string" office:string-value="Delivery_date = NA,">
            <text:p>Delivery_date = NA,</text:p>
          </table:table-cell>
          <table:table-cell table:number-columns-repeated="2"/>
        </table:table-row>
        <table:table-row table:style-name="ro1">
          <table:table-cell office:value-type="string">
            <text:p>Underlying_ticker</text:p>
          </table:table-cell>
          <table:table-cell/>
          <table:table-cell table:formula="of:=CONCATENATE([.A17];&quot; = &quot;;IF([.B17]=&quot;&quot;;&quot;NA,&quot;;IF(ISNUMBER([.B17]);CONCATENATE([.B17];&quot;,&quot;);CONCATENATE(&quot;&quot;&quot;&quot;;[.B17];&quot;&quot;&quot;&quot;;&quot;,&quot;))))" office:value-type="string" office:string-value="Underlying_ticker = NA,">
            <text:p>Underlying_ticker = NA,</text:p>
          </table:table-cell>
          <table:table-cell table:number-columns-repeated="2"/>
        </table:table-row>
        <table:table-row table:style-name="ro1">
          <table:table-cell office:value-type="string">
            <text:p>Underlying_ISIN</text:p>
          </table:table-cell>
          <table:table-cell/>
          <table:table-cell table:formula="of:=CONCATENATE([.A18];&quot; = &quot;;IF([.B18]=&quot;&quot;;&quot;NA,&quot;;IF(ISNUMBER([.B18]);CONCATENATE([.B18];&quot;,&quot;);CONCATENATE(&quot;&quot;&quot;&quot;;[.B18];&quot;&quot;&quot;&quot;;&quot;,&quot;))))" office:value-type="string" office:string-value="Underlying_ISIN = NA,">
            <text:p>Underlying_ISIN = NA,</text:p>
          </table:table-cell>
          <table:table-cell table:number-columns-repeated="2"/>
        </table:table-row>
        <table:table-row table:style-name="ro1">
          <table:table-cell office:value-type="string">
            <text:p>Contract_size</text:p>
          </table:table-cell>
          <table:table-cell/>
          <table:table-cell table:formula="of:=CONCATENATE([.A19];&quot; = &quot;;IF([.B19]=&quot;&quot;;&quot;NA,&quot;;IF(ISNUMBER([.B19]);CONCATENATE([.B19];&quot;,&quot;);CONCATENATE(&quot;&quot;&quot;&quot;;[.B19];&quot;&quot;&quot;&quot;;&quot;,&quot;))))" office:value-type="string" office:string-value="Contract_size = NA,">
            <text:p>Contract_size = NA,</text:p>
          </table:table-cell>
          <table:table-cell table:number-columns-repeated="2"/>
        </table:table-row>
        <table:table-row table:style-name="ro1">
          <table:table-cell office:value-type="string">
            <text:p>Future_one_point_value</text:p>
          </table:table-cell>
          <table:table-cell/>
          <table:table-cell table:formula="of:=CONCATENATE([.A20];&quot; = &quot;;IF([.B20]=&quot;&quot;;&quot;NA,&quot;;IF(ISNUMBER([.B20]);CONCATENATE([.B20];&quot;,&quot;);CONCATENATE(&quot;&quot;&quot;&quot;;[.B20];&quot;&quot;&quot;&quot;;&quot;,&quot;))))" office:value-type="string" office:string-value="Future_one_point_value = NA,">
            <text:p>Future_one_point_value = NA,</text:p>
          </table:table-cell>
          <table:table-cell table:number-columns-repeated="2"/>
        </table:table-row>
        <table:table-row table:style-name="ro1">
          <table:table-cell office:value-type="string">
            <text:p>Underlying_price</text:p>
          </table:table-cell>
          <table:table-cell/>
          <table:table-cell table:formula="of:=CONCATENATE([.A21];&quot; = &quot;;IF([.B21]=&quot;&quot;;&quot;NA,&quot;;IF(ISNUMBER([.B21]);CONCATENATE([.B21];&quot;,&quot;);CONCATENATE(&quot;&quot;&quot;&quot;;[.B21];&quot;&quot;&quot;&quot;;&quot;,&quot;))))" office:value-type="string" office:string-value="Underlying_price = NA,">
            <text:p>Underlying_price = NA,</text:p>
          </table:table-cell>
          <table:table-cell table:number-columns-repeated="2"/>
        </table:table-row>
        <table:table-row table:style-name="ro1">
          <table:table-cell office:value-type="string">
            <text:p>Price</text:p>
          </table:table-cell>
          <table:table-cell office:value-type="float" office:value="101.594">
            <text:p>101.594</text:p>
          </table:table-cell>
          <table:table-cell table:formula="of:=CONCATENATE([.A22];&quot; = &quot;;IF([.B22]=&quot;&quot;;&quot;NA,&quot;;IF(ISNUMBER([.B22]);CONCATENATE([.B22];&quot;,&quot;);CONCATENATE(&quot;&quot;&quot;&quot;;[.B22];&quot;&quot;&quot;&quot;;&quot;,&quot;))))" office:value-type="string" office:string-value="Price = 101.594,">
            <text:p>Price = 101.594,</text:p>
          </table:table-cell>
          <table:table-cell office:value-type="float" office:value="100.507">
            <text:p>100.507</text:p>
          </table:table-cell>
          <table:table-cell office:value-type="float" office:value="101.28">
            <text:p>101.28</text:p>
          </table:table-cell>
        </table:table-row>
        <table:table-row table:style-name="ro1">
          <table:table-cell office:value-type="string">
            <text:p>Order_type</text:p>
          </table:table-cell>
          <table:table-cell/>
          <table:table-cell table:formula="of:=CONCATENATE([.A23];&quot; = &quot;;IF([.B23]=&quot;&quot;;&quot;NA,&quot;;IF(ISNUMBER([.B23]);CONCATENATE([.B23];&quot;,&quot;);CONCATENATE(&quot;&quot;&quot;&quot;;[.B23];&quot;&quot;&quot;&quot;;&quot;,&quot;))))" office:value-type="string" office:string-value="Order_type = NA,">
            <text:p>Order_type = NA,</text:p>
          </table:table-cell>
          <table:table-cell office:value-type="string">
            <text:p>Limited</text:p>
          </table:table-cell>
          <table:table-cell office:value-type="string">
            <text:p>Market</text:p>
          </table:table-cell>
        </table:table-row>
        <table:table-row table:style-name="ro1">
          <table:table-cell office:value-type="string">
            <text:p>Amount</text:p>
          </table:table-cell>
          <table:table-cell office:value-type="float" office:value="203188">
            <text:p>203188</text:p>
          </table:table-cell>
          <table:table-cell table:formula="of:=CONCATENATE([.A24];&quot; = &quot;;IF([.B24]=&quot;&quot;;&quot;NA,&quot;;IF(ISNUMBER([.B24]);CONCATENATE([.B24];&quot;,&quot;);CONCATENATE(&quot;&quot;&quot;&quot;;[.B24];&quot;&quot;&quot;&quot;;&quot;,&quot;))))" office:value-type="string" office:string-value="Amount = 203188,">
            <text:p>Amount = 203188,</text:p>
          </table:table-cell>
          <table:table-cell office:value-type="float" office:value="251267.5">
            <text:p>251267.5</text:p>
          </table:table-cell>
          <table:table-cell office:value-type="float" office:value="253200">
            <text:p>253200</text:p>
          </table:table-cell>
        </table:table-row>
        <table:table-row table:style-name="ro1">
          <table:table-cell office:value-type="string">
            <text:p>Limit_price</text:p>
          </table:table-cell>
          <table:table-cell/>
          <table:table-cell table:formula="of:=CONCATENATE([.A25];&quot; = &quot;;IF([.B25]=&quot;&quot;;&quot;NA,&quot;;IF(ISNUMBER([.B25]);CONCATENATE([.B25];&quot;,&quot;);CONCATENATE(&quot;&quot;&quot;&quot;;[.B25];&quot;&quot;&quot;&quot;;&quot;,&quot;))))" office:value-type="string" office:string-value="Limit_price = NA,">
            <text:p>Limit_price = NA,</text:p>
          </table:table-cell>
          <table:table-cell office:value-type="float" office:value="100.7">
            <text:p>100.7</text:p>
          </table:table-cell>
          <table:table-cell/>
        </table:table-row>
        <table:table-row table:style-name="ro1">
          <table:table-cell office:value-type="string">
            <text:p>Limit_date</text:p>
          </table:table-cell>
          <table:table-cell office:value-type="float" office:value="41227">
            <text:p>41227</text:p>
          </table:table-cell>
          <table:table-cell table:formula="of:=CONCATENATE([.A26];&quot; = &quot;;IF([.B26]=&quot;&quot;;&quot;NA,&quot;;IF(ISNUMBER([.B26]);CONCATENATE([.B26];&quot;,&quot;);CONCATENATE(&quot;&quot;&quot;&quot;;[.B26];&quot;&quot;&quot;&quot;;&quot;,&quot;))))" office:value-type="string" office:string-value="Limit_date = 41227,">
            <text:p>Limit_date = 41227,</text:p>
          </table:table-cell>
          <table:table-cell table:number-columns-repeated="2" office:value-type="float" office:value="41227">
            <text:p>41227</text:p>
          </table:table-cell>
        </table:table-row>
        <table:table-row table:style-name="ro1">
          <table:table-cell office:value-type="string">
            <text:p>Comments</text:p>
          </table:table-cell>
          <table:table-cell/>
          <table:table-cell table:formula="of:=CONCATENATE([.A27];&quot; = &quot;;IF([.B27]=&quot;&quot;;&quot;NA,&quot;;IF(ISNUMBER([.B27]);CONCATENATE([.B27];&quot;,&quot;);CONCATENATE(&quot;&quot;&quot;&quot;;[.B27];&quot;&quot;&quot;&quot;;&quot;,&quot;))))" office:value-type="string" office:string-value="Comments = NA,">
            <text:p>Comments = NA,</text:p>
          </table:table-cell>
          <table:table-cell office:value-type="string">
            <text:p>Test 2</text:p>
          </table:table-cell>
          <table:table-cell office:value-type="string">
            <text:p>Test 3</text:p>
          </table:table-cell>
        </table:table-row>
        <table:table-row table:style-name="ro1">
          <table:table-cell office:value-type="string">
            <text:p>Counterparty_risk</text:p>
          </table:table-cell>
          <table:table-cell office:value-type="string">
            <text:p>Claudio</text:p>
          </table:table-cell>
          <table:table-cell table:formula="of:=CONCATENATE([.A28];&quot; = &quot;;IF([.B28]=&quot;&quot;;&quot;NA,&quot;;IF(ISNUMBER([.B28]);CONCATENATE([.B28];&quot;,&quot;);CONCATENATE(&quot;&quot;&quot;&quot;;[.B28];&quot;&quot;&quot;&quot;;&quot;,&quot;))))" office:value-type="string" office:string-value="Counterparty_risk = &quot;Claudio&quot;,">
            <text:p>Counterparty_risk = "Claudio",</text:p>
          </table:table-cell>
          <table:table-cell table:number-columns-repeated="2" office:value-type="string">
            <text:p>Claudio</text:p>
          </table:table-cell>
        </table:table-row>
        <table:table-row table:style-name="ro1">
          <table:table-cell office:value-type="string">
            <text:p>Fund_type</text:p>
          </table:table-cell>
          <table:table-cell/>
          <table:table-cell table:formula="of:=CONCATENATE([.A29];&quot; = &quot;;IF([.B29]=&quot;&quot;;&quot;NA,&quot;;IF(ISNUMBER([.B29]);CONCATENATE([.B29];&quot;,&quot;);CONCATENATE(&quot;&quot;&quot;&quot;;[.B29];&quot;&quot;&quot;&quot;;&quot;,&quot;))))" office:value-type="string" office:string-value="Fund_type = NA,">
            <text:p>Fund_type = NA,</text:p>
          </table:table-cell>
          <table:table-cell table:number-columns-repeated="2"/>
        </table:table-row>
        <table:table-row table:style-name="ro1">
          <table:table-cell office:value-type="string">
            <text:p>Force_data</text:p>
          </table:table-cell>
          <table:table-cell office:value-type="string">
            <text:p>No</text:p>
          </table:table-cell>
          <table:table-cell table:formula="of:=CONCATENATE([.A30];&quot; = &quot;;IF([.B30]=&quot;&quot;;&quot;NA,&quot;;IF(ISNUMBER([.B30]);[.B30];CONCATENATE(&quot;&quot;&quot;&quot;;[.B30];&quot;&quot;&quot;&quot;))))" office:value-type="string" office:string-value="Force_data = &quot;No&quot;">
            <text:p>Force_data = "No"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</meta:initial-creator>
    <meta:creation-date>2012-11-26T14:58:37</meta:creation-date>
    <dc:date>2012-11-26T15:13:39</dc:date>
    <dc:creator>Claudio </dc:creator>
    <meta:editing-duration>PT2M24S</meta:editing-duration>
    <meta:editing-cycles>3</meta:editing-cycles>
    <meta:generator>LibreOffice/3.5$Linux_x86 LibreOffice_project/350m1$Build-2</meta:generator>
    <meta:document-statistic meta:table-count="3" meta:cell-count="128" meta:object-count="0"/>
  </office:meta>
</office:document-meta>
</file>